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9de" officeooo:paragraph-rsid="001469de"/>
    </style:style>
    <style:style style:name="P2" style:family="paragraph" style:parent-style-name="Standard">
      <style:text-properties officeooo:rsid="001d91ac" officeooo:paragraph-rsid="001469de"/>
    </style:style>
    <style:style style:name="P3" style:family="paragraph" style:parent-style-name="Standard">
      <style:text-properties officeooo:rsid="001df2dd" officeooo:paragraph-rsid="001d91ac"/>
    </style:style>
    <style:style style:name="P4" style:family="paragraph" style:parent-style-name="Standard">
      <style:text-properties style:font-name="Roboto" officeooo:rsid="0018e9d1" officeooo:paragraph-rsid="0018e9d1"/>
    </style:style>
    <style:style style:name="P5" style:family="paragraph" style:parent-style-name="Standard">
      <style:text-properties style:font-name="Roboto" officeooo:rsid="0013c3b5" officeooo:paragraph-rsid="0022b35e"/>
    </style:style>
    <style:style style:name="P6" style:family="paragraph" style:parent-style-name="Standard">
      <style:text-properties style:font-name="Roboto" officeooo:rsid="0015c53d" officeooo:paragraph-rsid="0015c53d"/>
    </style:style>
    <style:style style:name="P7" style:family="paragraph" style:parent-style-name="Standard">
      <style:text-properties style:font-name="Roboto" officeooo:rsid="001469de" officeooo:paragraph-rsid="001469de"/>
    </style:style>
    <style:style style:name="P8" style:family="paragraph" style:parent-style-name="Standard">
      <style:text-properties style:font-name="Roboto" fo:font-size="10pt" officeooo:rsid="001d91ac" officeooo:paragraph-rsid="0022b35e" style:font-size-asian="10pt" style:font-size-complex="10pt"/>
    </style:style>
    <style:style style:name="P9" style:family="paragraph" style:parent-style-name="Standard">
      <style:text-properties style:font-name="Roboto" fo:font-weight="bold" officeooo:rsid="0018e9d1" officeooo:paragraph-rsid="0018e9d1" style:font-weight-asian="bold" style:font-weight-complex="bold"/>
    </style:style>
    <style:style style:name="P10" style:family="paragraph" style:parent-style-name="Standard">
      <style:text-properties style:font-name="Roboto" fo:font-style="italic" fo:font-weight="normal" officeooo:rsid="0018e9d1" officeooo:paragraph-rsid="0018e9d1" style:font-style-asian="italic" style:font-weight-asian="normal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style:font-name="Roboto" fo:font-size="10pt" officeooo:rsid="0013c3b5" officeooo:paragraph-rsid="0022b35e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style:font-name="Roboto" fo:font-size="10pt" officeooo:rsid="001469de" officeooo:paragraph-rsid="0022b35e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style:font-name="Roboto" fo:font-size="10pt" officeooo:rsid="001469de" officeooo:paragraph-rsid="0022b35e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Roboto" officeooo:rsid="0018e9d1" officeooo:paragraph-rsid="0018e9d1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indent="-1.3cm" style:auto-text-indent="false" style:page-number="auto" fo:background-color="transparent"/>
      <style:text-properties style:font-name="Roboto" officeooo:rsid="0018e9d1" officeooo:paragraph-rsid="0018e9d1"/>
    </style:style>
    <style:style style:name="P16" style:family="paragraph" style:parent-style-name="Standard">
      <loext:graphic-properties draw:fill="none"/>
      <style:paragraph-properties fo:margin-left="1.3cm" fo:margin-right="0cm" fo:text-indent="-1.3cm" style:auto-text-indent="false" fo:background-color="transparent"/>
      <style:text-properties style:font-name="Roboto" fo:font-style="italic" fo:font-weight="normal" officeooo:rsid="0018e9d1" officeooo:paragraph-rsid="002414e9" style:font-style-asian="italic" style:font-weight-asian="normal" style:font-style-complex="italic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3cm" fo:margin-right="0cm" fo:text-indent="-1.3cm" style:auto-text-indent="false" style:page-number="auto" fo:background-color="transparent"/>
      <style:text-properties style:font-name="Roboto" officeooo:rsid="0018e9d1" officeooo:paragraph-rsid="0018e9d1"/>
    </style:style>
    <style:style style:name="T1" style:family="text">
      <style:text-properties officeooo:rsid="001c7406"/>
    </style:style>
    <style:style style:name="T2" style:family="text">
      <style:text-properties officeooo:rsid="001d8990"/>
    </style:style>
    <style:style style:name="T3" style:family="text">
      <style:text-properties officeooo:rsid="001d91a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35e" style:font-weight-asian="bold" style:font-weight-complex="bold"/>
    </style:style>
    <style:style style:name="T6" style:family="text">
      <style:text-properties fo:font-weight="bold" officeooo:rsid="002414e9" style:font-weight-asian="bold" style:font-weight-complex="bold"/>
    </style:style>
    <style:style style:name="T7" style:family="text">
      <style:text-properties officeooo:rsid="001df2dd"/>
    </style:style>
    <style:style style:name="T8" style:family="text">
      <style:text-properties officeooo:rsid="001e3acf"/>
    </style:style>
    <style:style style:name="T9" style:family="text">
      <style:text-properties officeooo:rsid="001ecb19"/>
    </style:style>
    <style:style style:name="T10" style:family="text">
      <style:text-properties officeooo:rsid="001ee590"/>
    </style:style>
    <style:style style:name="T11" style:family="text">
      <style:text-properties officeooo:rsid="0021b311"/>
    </style:style>
    <style:style style:name="T12" style:family="text">
      <style:text-properties officeooo:rsid="0022b35e"/>
    </style:style>
    <style:style style:name="T13" style:family="text">
      <style:text-properties officeooo:rsid="002414e9"/>
    </style:style>
    <style:style style:name="T14" style:family="text">
      <style:text-properties fo:font-style="italic" officeooo:rsid="002414e9" style:font-style-asian="italic" style:font-style-complex="italic"/>
    </style:style>
    <style:style style:name="T15" style:family="text">
      <style:text-properties officeooo:rsid="0027b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">1. </text:span><text:span text:style-name="T5">G</text:span><text:span text:style-name="T4">rober Entwurf<text:line-break/></text:span></text:p>
      <text:p text:style-name="P4"><text:tab/><text:span text:style-name="T2">Welcher Return-Type bei HauptFunktion?<text:tab/>→ </text:span><text:span text:style-name="T8">liste enum</text:span><text:span text:style-name="T13">s</text:span></text:p>
      <text:p text:style-name="P4"><text:tab/><text:span text:style-name="T8">Wie mit unterschiedlichen </text:span><text:span text:style-name="T9">(Anzahl Felder)</text:span><text:span text:style-name="T8"> Datensätzen umgehen?<text:tab/>→ JSON</text:span></text:p>
      <text:p text:style-name="P4"/>
      <text:p text:style-name="P13">NameSpace: <text:span text:style-name="T2">DatevDatasetUtilities</text:span></text:p>
      <text:p text:style-name="P11"><text:tab/>Klasse: <text:span text:style-name="T10">Validation</text:span></text:p>
      <text:p text:style-name="P12"><text:tab/><text:tab/><text:span text:style-name="T7">Dictionary&lt;int, string&gt;</text:span> rege<text:span text:style-name="T7">xSet</text:span>;</text:p>
      <text:p text:style-name="P11"/>
      <text:p text:style-name="P11"><text:tab/><text:tab/><text:span text:style-name="T3">public DatevValidator(</text:span><text:span text:style-name="T7">Dictionary&lt;int, string&gt;</text:span><text:span text:style-name="T3"> </text:span><text:span text:style-name="T7">regexSet</text:span><text:span text:style-name="T3">)</text:span></text:p>
      <text:p text:style-name="P11"><text:span text:style-name="T3"><text:tab/><text:tab/>{</text:span><text:tab/></text:p>
      <text:p text:style-name="P11"><text:span text:style-name="T3"><text:tab/><text:tab/>}</text:span></text:p>
      <text:p text:style-name="P11"/>
      <text:p text:style-name="P12"><text:tab/><text:tab/>public <text:span text:style-name="T3">list&lt;ValidationResult&gt;</text:span> <text:span text:style-name="T3">Validate</text:span>()</text:p>
      <text:p text:style-name="P12"><text:tab/><text:tab/>{</text:p>
      <text:p text:style-name="P12"><text:tab/><text:tab/><text:tab/><text:span text:style-name="T2">Validierungsprozess </text:span><text:span text:style-name="T15">mit entsprechenden Methoden</text:span></text:p>
      <text:p text:style-name="P12"><text:tab/><text:tab/>}</text:p>
      <text:p text:style-name="P5"/>
      <text:p text:style-name="P5"/>
      <text:p text:style-name="P8"><text:tab/><text:tab/>enum <text:span text:style-name="T4">ValidationResult</text:span> { 0 = ok, 1 = illegalField, 2 = <text:s/>sameAccount }</text:p>
      <text:p text:style-name="P4"/>
      <text:p text:style-name="P15"/>
      <text:p text:style-name="P15"><text:span text:style-name="T6">2.</text:span><text:span text:style-name="T4"> Code schreiben</text:span></text:p>
      <text:p text:style-name="P4"/>
      <text:p text:style-name="P9"><text:span text:style-name="T13">3</text:span>. Funktionalität testen<text:line-break/></text:p>
      <text:p text:style-name="P16">→ <text:span text:style-name="T11">Aufgetretenes Problem: </text:span><text:span text:style-name="T13">H</text:span><text:span text:style-name="T12">abe irrtümlicherweise angenommen, das</text:span><text:span text:style-name="T13">s</text:span><text:span text:style-name="T12"> in der CSV die Spalten kodiert sind, </text:span><text:span text:style-name="T13">sie </text:span><text:span text:style-name="T12">sind jedoch in Textform. </text:span><text:span text:style-name="T13">Müsste nun zum Testen eine Methode erarbeiten, die CSV korrekt ins JSON-Format zu konvertieren. Bin aber nun schon bei 4 Stunden, daher beende ich.</text:span></text:p>
      <text:p text:style-name="P10"/>
      <text:p text:style-name="P9"><text:span text:style-name="T13">4</text:span>. Tests</text:p>
      <text:p text:style-name="P9"/>
      <text:p text:style-name="P9"><text:span text:style-name="T13">5</text:span>. Optimieren bzw. gängigen Standards anpassen</text:p>
      <text:p text:style-name="P4"/>
      <text:p text:style-name="P6"/>
      <text:p text:style-name="P6"/>
      <text:p text:style-name="P7"/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8:30:22.836176614</meta:creation-date>
    <dc:date>2023-04-23T18:33:28.963861114</dc:date>
    <meta:editing-duration>PT10H16M45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19" meta:word-count="111" meta:character-count="833" meta:non-whitespace-character-count="715"/>
  </office:meta>
</office:document-meta>
</file>